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apple-system" svg:font-family="apple-system, BlinkMacSystemFont, 'Segoe UI', Helvetica, Arial, sans-serif, 'Apple Color Emoji', 'Segoe UI Emoji', 'Segoe UI Symbol'"/>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1">
      <style:paragraph-properties fo:text-align="justify" style:justify-single-word="false"/>
      <style:text-properties fo:font-style="normal" style:text-underline-style="none" style:font-style-asian="normal" style:font-style-complex="normal"/>
    </style:style>
    <style:style style:name="P3" style:family="paragraph" style:parent-style-name="Heading_20_1">
      <style:text-properties officeooo:rsid="001964ed" officeooo:paragraph-rsid="001e3da0"/>
    </style:style>
    <style:style style:name="P4" style:family="paragraph" style:parent-style-name="Heading_20_1">
      <style:paragraph-properties fo:text-align="justify" style:justify-single-word="false" fo:break-before="page"/>
      <style:text-properties officeooo:rsid="0015b87d" officeooo:paragraph-rsid="0015b87d"/>
    </style:style>
    <style:style style:name="P5" style:family="paragraph" style:parent-style-name="Text_20_body" style:list-style-name="">
      <style:paragraph-properties fo:text-align="justify" style:justify-single-word="false" fo:orphans="2" fo:hyphenation-ladder-count="no-limit">
        <style:tab-stops/>
      </style:paragraph-properties>
      <style:text-properties fo:font-style="normal" style:text-underline-style="none" officeooo:rsid="001964ed" officeooo:paragraph-rsid="001e3da0" style:font-style-asian="normal" style:font-style-complex="normal" fo:hyphenate="false"/>
    </style:style>
    <style:style style:name="P6" style:family="paragraph" style:parent-style-name="Text_20_body">
      <style:paragraph-properties fo:text-align="justify" style:justify-single-word="false"/>
      <style:text-properties fo:font-style="normal" officeooo:paragraph-rsid="001a4b6a" style:font-style-asian="normal" style:font-style-complex="normal"/>
    </style:style>
    <style:style style:name="P7" style:family="paragraph" style:parent-style-name="Text_20_body" style:list-style-name="">
      <style:paragraph-properties fo:text-align="justify" style:justify-single-word="false" fo:orphans="2" fo:hyphenation-ladder-count="no-limit">
        <style:tab-stops/>
      </style:paragraph-properties>
      <style:text-properties fo:font-style="normal" officeooo:paragraph-rsid="001faf9c" fo:hyphenate="false"/>
    </style:style>
    <style:style style:name="P8" style:family="paragraph" style:parent-style-name="Text_20_body">
      <style:text-properties officeooo:rsid="001faf9c" officeooo:paragraph-rsid="001faf9c"/>
    </style:style>
    <style:style style:name="P9" style:family="paragraph" style:parent-style-name="Text_20_body">
      <style:text-properties officeooo:rsid="00202b3c" officeooo:paragraph-rsid="00202b3c"/>
    </style:style>
    <style:style style:name="P10" style:family="paragraph" style:parent-style-name="Heading_20_2">
      <style:text-properties officeooo:rsid="001964ed" officeooo:paragraph-rsid="001964ed"/>
    </style:style>
    <style:style style:name="P11" style:family="paragraph" style:parent-style-name="Heading_20_2">
      <style:text-properties officeooo:rsid="001d764e" officeooo:paragraph-rsid="001d764e"/>
    </style:style>
    <style:style style:name="P12" style:family="paragraph" style:parent-style-name="Heading_20_2">
      <style:text-properties officeooo:paragraph-rsid="001d764e"/>
    </style:style>
    <style:style style:name="P13" style:family="paragraph" style:parent-style-name="Heading_20_2">
      <style:paragraph-properties fo:text-align="justify" style:justify-single-word="false"/>
      <style:text-properties officeooo:paragraph-rsid="001e3da0"/>
    </style:style>
    <style:style style:name="P14" style:family="paragraph" style:parent-style-name="Title" style:master-page-name="MP0">
      <style:paragraph-properties style:page-number="auto" fo:break-before="page"/>
      <style:text-properties officeooo:paragraph-rsid="00143648"/>
    </style:style>
    <style:style style:name="P15" style:family="paragraph" style:parent-style-name="Title">
      <style:paragraph-properties fo:break-before="page"/>
    </style:style>
    <style:style style:name="P16" style:family="paragraph" style:parent-style-name="Title" style:master-page-name="First_20_Page">
      <style:paragraph-properties style:page-number="auto"/>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Heading_20_3">
      <style:text-properties fo:font-style="normal" style:text-underline-style="none" officeooo:rsid="001e3da0" officeooo:paragraph-rsid="001e3da0" style:font-style-asian="normal" style:font-style-complex="normal"/>
    </style:style>
    <style:style style:name="P21" style:family="paragraph" style:parent-style-name="Heading_20_3">
      <style:text-properties officeooo:rsid="001e3da0" officeooo:paragraph-rsid="001e3da0"/>
    </style:style>
    <style:style style:name="P22" style:family="paragraph" style:parent-style-name="Heading_20_3">
      <style:text-properties officeooo:rsid="00202b3c" officeooo:paragraph-rsid="00202b3c"/>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ff0000" fo:font-style="normal" style:font-style-asian="normal" style:font-style-complex="normal"/>
    </style:style>
    <style:style style:name="T2" style:family="text">
      <style:text-properties style:text-position="super 67%" fo:font-style="normal" style:font-style-asian="normal" style:font-style-complex="normal"/>
    </style:style>
    <style:style style:name="T3" style:family="text">
      <style:text-properties style:use-window-font-color="true" fo:font-style="normal" style:font-style-asian="normal" style:font-style-complex="normal"/>
    </style:style>
    <style:style style:name="T4" style:family="text">
      <style:text-properties style:use-window-font-color="true" fo:font-style="normal" officeooo:rsid="000b3671" style:font-style-asian="normal" style:font-style-complex="normal"/>
    </style:style>
    <style:style style:name="T5" style:family="text">
      <style:text-properties style:use-window-font-color="true" fo:font-style="normal" officeooo:rsid="0017ba14" style:font-style-asian="normal" style:font-style-complex="normal"/>
    </style:style>
    <style:style style:name="T6" style:family="text">
      <style:text-properties style:text-line-through-style="none" style:text-line-through-type="none" fo:font-style="normal" style:text-underline-mode="continuous" style:text-overline-mode="continuous" style:text-line-through-mode="continuous"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1964ed" style:font-style-asian="normal" style:font-style-complex="normal"/>
    </style:style>
    <style:style style:name="T10" style:family="text">
      <style:text-properties fo:font-style="normal" style:text-underline-style="none" officeooo:rsid="00202b3c" style:font-style-asian="normal" style:font-style-complex="normal"/>
    </style:style>
    <style:style style:name="T11" style:family="text">
      <style:text-properties fo:font-style="normal" style:text-underline-style="none" officeooo:rsid="001e3da0" style:font-style-asian="normal" style:font-style-complex="normal"/>
    </style:style>
    <style:style style:name="T12" style:family="text">
      <style:text-properties officeooo:rsid="0013cef7"/>
    </style:style>
    <style:style style:name="T13" style:family="text">
      <style:text-properties officeooo:rsid="00143648"/>
    </style:style>
    <style:style style:name="T14" style:family="text">
      <style:text-properties officeooo:rsid="001964ed"/>
    </style:style>
    <style:style style:name="T15" style:family="text">
      <style:text-properties fo:font-style="italic" style:font-style-asian="italic" style:font-style-complex="italic"/>
    </style:style>
    <style:style style:name="T16" style:family="text">
      <style:text-properties fo:font-style="italic" style:text-underline-style="none" officeooo:rsid="00202b3c" style:font-style-asian="italic" style:font-style-complex="italic"/>
    </style:style>
    <style:style style:name="T17" style:family="text">
      <style:text-properties fo:font-style="italic" style:text-underline-style="none" officeooo:rsid="00202b3c" style:font-style-asian="normal" style:font-style-complex="normal"/>
    </style:style>
    <style:style style:name="T18" style:family="text">
      <style:text-properties officeooo:rsid="001cc936"/>
    </style:style>
    <style:style style:name="T19" style:family="text">
      <style:text-properties officeooo:rsid="001d764e"/>
    </style:style>
    <style:style style:name="T20" style:family="text">
      <style:text-properties officeooo:rsid="001e3da0"/>
    </style:style>
    <style:style style:name="T21" style:family="text">
      <style:text-properties officeooo:rsid="001faf9c"/>
    </style:style>
    <style:style style:name="T22" style:family="text">
      <style:text-properties fo:color="#252525" style:font-name="Georgia" fo:font-size="10.5pt" fo:letter-spacing="normal" style:text-underline-style="none" fo:font-weight="normal" style:font-style-asian="normal" style:font-style-complex="normal"/>
    </style:style>
    <style:style style:name="T23" style:family="text">
      <style:text-properties fo:color="#252525" style:font-name="Georgia" fo:font-size="10.5pt" fo:letter-spacing="normal" style:text-underline-style="none" fo:font-weight="normal" officeooo:rsid="00202b3c" style:font-style-asian="normal" style:font-style-complex="normal"/>
    </style:style>
    <style:style style:name="T24" style:family="text">
      <style:text-properties fo:color="#252525" style:font-name="Georgia" fo:font-size="10.5pt" fo:letter-spacing="normal" fo:font-style="italic" style:text-underline-style="none" fo:font-weight="normal" style:font-style-asian="italic" style:font-style-complex="italic"/>
    </style:style>
    <style:style style:name="T25" style:family="text">
      <style:text-properties style:text-underline-style="none" officeooo:rsid="001964ed" style:font-style-asian="normal" style:font-style-complex="normal"/>
    </style:style>
    <style:style style:name="T26" style:family="text">
      <style:text-properties style:text-underline-style="none" officeooo:rsid="001faf9c" style:font-style-asian="normal" style:font-style-complex="normal"/>
    </style:style>
    <style:style style:name="T27" style:family="text">
      <style:text-properties style:text-underline-style="none" officeooo:rsid="00202b3c" style:font-style-asian="normal" style:font-style-complex="normal"/>
    </style:style>
    <style:style style:name="T28" style:family="text">
      <style:text-properties officeooo:rsid="00202b3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3">Pi-Kart</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Sommaire</text:p>
          </text:index-title>
          <text:p text:style-name="P17"><text:a xlink:type="simple" xlink:href="#__RefHeading___Toc656_892203132" text:style-name="Index_20_Link" text:visited-style-name="Index_20_Link">1Présentation du projet.<text:tab/>5</text:a></text:p>
          <text:p text:style-name="P18"><text:a xlink:type="simple" xlink:href="#__RefHeading___Toc658_892203132" text:style-name="Index_20_Link" text:visited-style-name="Index_20_Link">1.1Une voiture autonome ?<text:tab/>5</text:a></text:p>
          <text:p text:style-name="P18"><text:a xlink:type="simple" xlink:href="#__RefHeading___Toc660_892203132" text:style-name="Index_20_Link" text:visited-style-name="Index_20_Link">1.2Les constructeurs automobiles ?<text:tab/>5</text:a></text:p>
          <text:p text:style-name="P18"><text:a xlink:type="simple" xlink:href="#__RefHeading___Toc662_892203132" text:style-name="Index_20_Link" text:visited-style-name="Index_20_Link">1.3Les perspectives d’avenir.<text:tab/>5</text:a></text:p>
          <text:p text:style-name="P17"><text:a xlink:type="simple" xlink:href="#__RefHeading___Toc664_892203132" text:style-name="Index_20_Link" text:visited-style-name="Index_20_Link">2Cahier des charges.<text:tab/>5</text:a></text:p>
          <text:p text:style-name="P18"><text:a xlink:type="simple" xlink:href="#__RefHeading___Toc666_892203132" text:style-name="Index_20_Link" text:visited-style-name="Index_20_Link">2.1Reconnaissance de forme.<text:tab/>5</text:a></text:p>
          <text:p text:style-name="P17"><text:a xlink:type="simple" xlink:href="#__RefHeading___Toc668_892203132" text:style-name="Index_20_Link" text:visited-style-name="Index_20_Link">3 Presentation de travail mener le semestre dernier.<text:tab/>5</text:a></text:p>
          <text:p text:style-name="P17"><text:a xlink:type="simple" xlink:href="#__RefHeading___Toc309_892203132" text:style-name="Index_20_Link" text:visited-style-name="Index_20_Link">4Les techniques de traitement d’image.<text:tab/>5</text:a></text:p>
          <text:p text:style-name="P18"><text:a xlink:type="simple" xlink:href="#__RefHeading___Toc311_892203132" text:style-name="Index_20_Link" text:visited-style-name="Index_20_Link">4.1Google Vision.<text:tab/>5</text:a></text:p>
          <text:p text:style-name="P23"><text:a xlink:type="simple" xlink:href="#__RefHeading___Toc670_892203132" text:style-name="Index_20_Link" text:visited-style-name="Index_20_Link">1Qu’est ce qu’une API ?<text:tab/>5</text:a></text:p>
          <text:p text:style-name="P23"><text:a xlink:type="simple" xlink:href="#__RefHeading___Toc672_892203132" text:style-name="Index_20_Link" text:visited-style-name="Index_20_Link">2Les<text:tab/>5</text:a></text:p>
          <text:p text:style-name="P18"><text:a xlink:type="simple" xlink:href="#__RefHeading___Toc674_892203132" text:style-name="Index_20_Link" text:visited-style-name="Index_20_Link">4.2OpenCv<text:tab/>5</text:a></text:p>
          <text:p text:style-name="P17"><text:a xlink:type="simple" xlink:href="#__RefHeading___Toc676_892203132" text:style-name="Index_20_Link" text:visited-style-name="Index_20_Link">5Bilan<text:tab/>5</text:a></text:p>
          <text:p text:style-name="P17"><text:a xlink:type="simple" xlink:href="#__RefHeading___Toc678_892203132" text:style-name="Index_20_Link" text:visited-style-name="Index_20_Link">6Conclusion<text:tab/>5</text:a></text:p>
        </text:index-body>
      </text:table-of-content>
      <text:p text:style-name="Title"/>
      <text:p text:style-name="P15"><text:span text:style-name="T13">I</text:span>ntroduction.</text:p>
      <text:p text:style-name="P1"><text:span text:style-name="T3">7 milliard</text:span><text:span text:style-name="T5">s</text:span><text:span text:style-name="T3"> de personnes </text:span><text:span text:style-name="Police_20_par_20_défaut"><text:span text:style-name="T3">dans le monde et</text:span></text:span><text:span text:style-name="Police_20_par_20_défaut"><text:span text:style-name="T1"> </text:span></text:span><text:span text:style-name="T7">1 milliard de véhicules !</text:span></text:p>
      <text:p text:style-name="P1"><text:span text:style-name="T7">En 1668, Ferdinand VERBIEST fabrique </text:span><text:span text:style-name="Police_20_par_20_défaut"><text:span text:style-name="T3">l’ancêtre de ce qu’on appelle aujourd’hui « la voiture » :</text:span></text:span><text:span text:style-name="Police_20_par_20_défaut"><text:span text:style-name="T1"> </text:span></text:span><text:span text:style-name="T7">un véhicule automobile, considéré davantage comme un jouet, qui est équipé d’une roue à aubes, d’engrenages et de petites roues. </text:span></text:p>
      <text:p text:style-name="P1"><text:span text:style-name="T7">Évoluer et progresser est dans la nature de l'homme </text:span><text:span text:style-name="Police_20_par_20_défaut"><text:span text:style-name="T3">ce qui explique la</text:span></text:span><text:span text:style-name="T7"> révolution des transports du 20</text:span><text:span text:style-name="Police_20_par_20_défaut"><text:span text:style-name="T2">ème</text:span></text:span><text:span text:style-name="T7"> siècle</text:span><text:span text:style-name="Police_20_par_20_défaut"><text:span text:style-name="T1">. </text:span></text:span><text:span text:style-name="Police_20_par_20_défaut"><text:span text:style-name="T3">L</text:span></text:span><text:span text:style-name="T3">'automobile</text:span><text:span text:style-name="T7">, </text:span><text:span text:style-name="Police_20_par_20_défaut"><text:span text:style-name="T3">véhicule à moteur permettant de transporter des personnes ou des choses,</text:span></text:span><text:span text:style-name="Police_20_par_20_défaut"><text:span text:style-name="T1"> </text:span></text:span><text:span text:style-name="T7">s'est</text:span><text:span text:style-name="T3"> </text:span><text:span text:style-name="Police_20_par_20_défaut"><text:span text:style-name="T3">alors</text:span></text:span><text:span text:style-name="T3"> rapidement imposée comme le principal </text:span><text:span text:style-name="Police_20_par_20_défaut"><text:span text:style-name="T3">moyen</text:span></text:span><text:span text:style-name="T3"> de déplacement dans les grandes agglomérations des pays occidentaux. Ainsi, </text:span><text:span text:style-name="Police_20_par_20_défaut"><text:span text:style-name="T3">depuis sa création</text:span></text:span><text:span text:style-name="T3">, le moyen de déplacement prédominant c'est la voiture !</text:span></text:p>
      <text:p text:style-name="P1"><text:span text:style-name="Police_20_par_20_défaut"><text:span text:style-name="T3">Toujours dans la même idée de progrès, les dernières décennies ont permis l’essor des nouvelles technologies appliquées dans toutes sortes de domaines. L’automobile n’est pas laissée de côté et </text:span></text:span><text:span text:style-name="T7"><text:s/>les nouvelles technologies dans les voitures se multiplient depuis plus de 10 ans. Souvent, ces innovations ont pour but d’optimiser la sécurité du conducteur et des passagers, mais également d’améliorer leur confort. Cela va des aides à la conduite, </text:span><text:span text:style-name="Police_20_par_20_défaut"><text:span text:style-name="T3">comme par exemple </text:span></text:span><text:span text:style-name="T3">la possibilité que les phares de votre voiture </text:span><text:span text:style-name="T4">s’allument dès que la luminosité extérieure est basse,</text:span><text:span text:style-name="T7"> aux systèmes multimédias embarqués qui permet</text:span><text:span text:style-name="Police_20_par_20_défaut"><text:span text:style-name="T3">tent</text:span></text:span><text:span text:style-name="T7"> de relier vos objets connectés à votre voiture. </text:span></text:p>
      <text:p text:style-name="P1"><text:span text:style-name="Police_20_par_20_défaut"><text:span text:style-name="T3">Nous constatons que la</text:span></text:span><text:span text:style-name="Police_20_par_20_défaut"><text:span text:style-name="T1"> </text:span></text:span><text:span text:style-name="T7">prochaine vague d’innovations technologiques pour les voitures va désormais se focaliser sur </text:span><text:span text:style-name="Police_20_par_20_défaut"><text:span text:style-name="T3">un tout autre</text:span></text:span><text:span text:style-name="T7"> type d’assistance. Actuellement la voiture est capable de faire votre créneau sans que vous n’ayez besoin de toucher à votre volant <text:s/>pour vous garer et bientôt elle sera capable de vous déplacer d’un point A à un point B en toute sécurité. Pour cela il y a une bataille entre les constructeurs afin d’être le premier à sortir le modèle parfaitement autonome. Les premiers véhicules autonomes commercialisés apparaîtront à partir de 2020, promettent </text:span><text:span text:style-name="Police_20_par_20_défaut"><text:span text:style-name="T4">de grands noms de l’automobile.</text:span></text:span></text:p>
      <text:p text:style-name="P1"><text:span text:style-name="T3">C’est dans </text:span><text:span text:style-name="Police_20_par_20_défaut"><text:span text:style-name="T3">l’</text:span></text:span><text:span text:style-name="T3">optique </text:span><text:span text:style-name="Police_20_par_20_défaut"><text:span text:style-name="T3">de participer à cette constante évolution</text:span></text:span><text:span text:style-name="T3"> que nous nous sommes intéressés </text:span><text:span text:style-name="Police_20_par_20_défaut"><text:span text:style-name="T3">à</text:span></text:span><text:span text:style-name="T7"> la voiture autonome. Tout d’abord nous nous sommes penchés sur son fonctionnement</text:span><text:span text:style-name="Police_20_par_20_défaut"><text:span text:style-name="T6">,</text:span></text:span><text:span text:style-name="T7"> </text:span><text:span text:style-name="Police_20_par_20_défaut"><text:span text:style-name="T3">car nous souhaitions </text:span></text:span><text:span text:style-name="T3">comprendre le principe d’une voiture qui serait capable de se déplacer </text:span><text:span text:style-name="Police_20_par_20_défaut"><text:span text:style-name="T3">seule</text:span></text:span><text:span text:style-name="T3"> dans un environnement autoroutier. </text:span></text:p>
      <text:p text:style-name="P6"><text:soft-page-break/>Dans ce projet, nous avons voulu créer une voiture intelligente qui serait capable de reconnaître les panneaux de signalisation et de se mouvoir en conséquence tout en analysant la situation périphérique. <text:span text:style-name="T12">Pour mettre en œuvre ce projet nous sommes passés par une phase de recherche et de questionnement sur le fonctionnement. Suite à cela, en collaboration avec notre tuteur de projet, nous avons élaborés un cahier des charges. Nous vous présenterons donc les travaux effectués au cours du semestre précédent ainsi que les différentes possibilités qui se sont présentées à nous. Vous trouverez, dans les dernières pages, le bilan sur de ce projet suivi d’une conclusion.</text:span></text:p>
      <text:h text:style-name="P4" text:outline-level="1"><text:span text:style-name="T7">Le concept.</text:span></text:h>
      <text:h text:style-name="Heading_20_2" text:outline-level="2">Qu'est ce qu'une voiture autonome ?</text:h>
      <text:h text:style-name="Heading_20_2" text:outline-level="2">Qui en est à l'origine ? </text:h>
      <text:h text:style-name="Heading_20_2" text:outline-level="2">Quels sont les intérêts actuels de ces véhicules </text:h>
      <text:h text:style-name="Heading_20_2" text:outline-level="2">Qu'ose-t-on imaginer pour le futur ?</text:h>
      <text:h text:style-name="Heading_20_1" text:outline-level="1"><text:bookmark-start text:name="__RefHeading___Toc664_892203132"/>Cahier des charge<text:span text:style-name="T18">s.</text:span><text:bookmark-end text:name="__RefHeading___Toc664_892203132"/></text:h>
      <text:h text:style-name="P11" text:outline-level="2"><text:bookmark-start text:name="__RefHeading___Toc666_892203132"/>Récupérer une image.<text:bookmark-end text:name="__RefHeading___Toc666_892203132"/></text:h>
      <text:h text:style-name="P11" text:outline-level="2">Analyser les formes.</text:h>
      <text:h text:style-name="P11" text:outline-level="2">Comparer les formes.</text:h>
      <text:h text:style-name="P11" text:outline-level="2">Agir sur les paramètres.</text:h>
      <text:h text:style-name="Heading_20_1" text:outline-level="1"><text:bookmark-start text:name="__RefHeading___Toc668_892203132"/><text:s/><text:span text:style-name="T21">T</text:span>ravail men<text:span text:style-name="T21">é</text:span> le semestre dernier.<text:bookmark-end text:name="__RefHeading___Toc668_892203132"/></text:h>
      <text:h text:style-name="P11" text:outline-level="2"><text:span text:style-name="T20">L</text:span>es techniques <text:span text:style-name="T20">possibles et envisagées</text:span>.</text:h>
      <text:h text:style-name="P12" text:outline-level="2"><text:span text:style-name="T19">Commande de matériels.</text:span></text:h>
      <text:h text:style-name="P11" text:outline-level="2">Choix de la librairie.</text:h>
      <text:h text:style-name="Heading_20_2" text:outline-level="2">Mise en place d’une base de donnée<text:span text:style-name="T19">s.</text:span></text:h>
      <text:h text:style-name="P2" text:outline-level="1"><text:bookmark-start text:name="__RefHeading___Toc309_892203132"/><text:span text:style-name="T14">Les techniques de t</text:span>raitement d’image.<text:bookmark-end text:name="__RefHeading___Toc309_892203132"/></text:h>
      <text:h text:style-name="P5" text:outline-level="1">Le traitement d'images est une discipline de l'informatique et des mathématiques appliquées qui étudie les images numériques et leurs transformations, dans le but d'améliorer leur qualité ou d'en extraire de l'information. Il existe plusieurs technique de traitement d’images. Ci dessous plusieurs technique que nous avons retenu afin de réaliser ce projet cependant nous avons décidé d’en retenir qu’un seul.</text:h>
      <text:h text:style-name="P13" text:outline-level="2"><text:span text:style-name="T8">Google </text:span><text:span text:style-name="T10">Cloud </text:span><text:span text:style-name="T8">Vision.</text:span></text:h>
      <text:h text:style-name="P7" text:outline-level="1"><text:span text:style-name="T25">C’est une </text:span><text:span text:style-name="T26">nouvelle </text:span><text:span text:style-name="T25">api </text:span><text:span text:style-name="T26">de Google </text:span><text:span text:style-name="T27">qui va nous permettre d’intégrer l’analyse d’image à notre projet. Google Cloud Vision s’appuie sur le </text:span><text:span text:style-name="T16">machine</text:span><text:span text:style-name="T27"> </text:span><text:span text:style-name="T16">learning</text:span><text:span text:style-name="T27"> et permet également la reconnaissance faciale</text:span><text:span text:style-name="T22">.</text:span></text:h>
      <text:h text:style-name="Heading_20_3" text:outline-level="3"><text:soft-page-break/>Qu’est ce qu’une API ?</text:h>
      <text:p text:style-name="P8">API est <text:span text:style-name="T28">l’</text:span>acronyme pour <text:span text:style-name="T15">Application Programming Interface</text:span>, on traduit en français par Interface de Programmation Applicative. L'API peut être résumée à une solution informatique qui permet à des applications de communiquer entre elles et de s'échanger mutuellement des services. Il s'agit d'un ensemble de fonctions, de méthodes qui facilitent, via un langage de programmation, l'accès aux services d'une application.</text:p>
      <text:p text:style-name="P8">Dans le domaine d'Internet, l'API permet aux développeurs de pouvoir utiliser un programme sans avoir à se soucier du fonctionnement complexe d'une application. Les API peuvent par exemple être utilisées pour déclencher des campagnes publicitaires d'e-mailing de façon automatique sans avoir à passer par la compréhension d'une telle application (c'est le cas avec l'API AdWords, par exemple). On les retrouve aujourd'hui dans de nombreux logiciels, en particulier dans les systèmes d'exploitation, les serveurs d'applications, dans le monde du graphisme (OpenGL), etc. </text:p>
      <text:h text:style-name="P22" text:outline-level="3"><text:bookmark-start text:name="__RefHeading___Toc672_892203132"/>Qu’est ce le <text:span text:style-name="T15">machine learning.</text:span><text:bookmark-end text:name="__RefHeading___Toc672_892203132"/></text:h>
      <text:h text:style-name="P20" text:outline-level="3"><text:span text:style-name="T28">Son fonctionnement</text:span>.</text:h>
      <text:p text:style-name="P9"><text:span text:style-name="T11">Celle-ci permet d’accéder à la reconnaissance d’objets sur une image, mais aussi la reconnaissance d’image ainsi que la reconnaissance de caractères textuels. Google présente les capacités de son API au travers d’un robot basé sur un Raspberry Pi et baptisé GoPiGo dans une courte vidéo de démonstration. Exploitant les différentes fonctionnalités de l’API, le robot est ainsi capable de reconnaitre et d’annoncer les objets qu’on lui présente mais il est également en mesure de lire les émotions sur le visage d’une personne en face de lui.</text:span></text:p>
      <text:h text:style-name="Heading_20_3" text:outline-level="3"><text:span text:style-name="T11">L</text:span><text:span text:style-name="T8">es avantages et inconvénients</text:span></text:h>
      <text:h text:style-name="P10" text:outline-level="2"><text:bookmark-start text:name="__RefHeading___Toc674_892203132"/>OpenCv<text:bookmark-end text:name="__RefHeading___Toc674_892203132"/></text:h>
      <text:h text:style-name="Heading_20_3" text:outline-level="3">Qu’est ce qu’une librairie ?</text:h>
      <text:h text:style-name="P21" text:outline-level="3">Les avantages.</text:h>
      <text:h text:style-name="Heading_20_3" text:outline-level="3">Les inconvénients</text:h>
      <text:h text:style-name="P3" text:outline-level="1">Bilan</text:h>
      <text:h text:style-name="P5" text:outline-level="1"/>
      <text:h text:style-name="P5" text:outline-level="1"/>
      <text:h text:style-name="P5" text:outline-level="1"/>
      <text:p text:style-name="P16">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apple-system" svg:font-family="apple-system, BlinkMacSystemFont, 'Segoe UI', Helvetica, Arial, sans-serif, 'Apple Color Emoji', 'Segoe UI Emoji', 'Segoe UI Symbol'"/>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master-page-name="">
      <style:paragraph-properties fo:margin-left="0cm" fo:margin-right="0cm" fo:margin-top="0.199cm" fo:margin-bottom="0.25cm" loext:contextual-spacing="false" fo:line-height="150%" fo:orphans="3" fo:widows="3" fo:hyphenation-ladder-count="no-limit" fo:text-indent="1cm" style:auto-text-indent="false" style:page-number="auto">
        <style:tab-stops/>
      </style:paragraph-properties>
      <style:text-properties fo:hyphenate="false"/>
    </style:style>
    <style:style style:name="Heading_20_1" style:display-name="Heading 1" style:family="paragraph" style:parent-style-name="Heading" style:next-style-name="Text_20_body" style:default-outline-level="1" style:class="text" style:master-page-name="">
      <style:paragraph-properties fo:margin-top="0.4cm" fo:margin-bottom="0.199cm" loext:contextual-spacing="false" fo:orphans="2" fo:hyphenation-ladder-count="no-limit" style:page-number="auto">
        <style:tab-stops/>
      </style:paragraph-properties>
      <style:text-properties fo:font-size="16pt" fo:font-weight="bold" fo:background-color="transparent"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text-align="justify" style:justify-single-word="false" fo:hyphenation-ladder-count="no-limit" fo:text-indent="1cm" style:auto-text-indent="false">
        <style:tab-stops/>
      </style:paragraph-properties>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Ré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199cm" fo:margin-bottom="0.199cm" loext:contextual-spacing="false" fo:text-indent="1.499cm" style:auto-text-indent="false"/>
      <style:text-properties fo:font-size="12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min-label-distance="0.199cm"/>
      </text:outline-level-style>
      <text:outline-level-style text:level="2" style:num-format="1" text:display-levels="2">
        <style:list-level-properties text:min-label-distance="0.199cm"/>
      </text:outline-level-style>
      <text:outline-level-style text:level="3" style:num-suffix=")" style:num-format="a">
        <style:list-level-properties text:list-level-position-and-space-mode="label-alignment">
          <style:list-level-label-alignment text:label-followed-by="space" fo:text-indent="-0.99cm" fo:margin-left="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creator>Tiona Ralijaona</dc:creator>
    <meta:creation-date>2017-01-11T07:59:00Z</meta:creation-date>
    <dc:date>2017-01-12T22:47:03.522665051</dc:date>
    <meta:editing-cycles>19</meta:editing-cycles>
    <meta:editing-duration>PT2H5M55S</meta:editing-duration>
    <meta:document-statistic meta:table-count="0" meta:image-count="0" meta:object-count="0" meta:page-count="7" meta:paragraph-count="56" meta:word-count="966" meta:character-count="6179" meta:non-whitespace-character-count="5286"/>
    <meta:template xlink:type="simple" xlink:actuate="onRequest" xlink:title="" xlink:href="Normal.dotm"/>
  </office:meta>
</office:document-meta>
</file>